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308" officeooo:paragraph-rsid="000ea308"/>
    </style:style>
    <style:style style:name="P2" style:family="paragraph" style:parent-style-name="Standard">
      <style:text-properties officeooo:rsid="001069d5" officeooo:paragraph-rsid="001069d5"/>
    </style:style>
    <style:style style:name="P3" style:family="paragraph" style:parent-style-name="Standard">
      <style:text-properties officeooo:rsid="00117162" officeooo:paragraph-rsid="00117162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9d5" officeooo:paragraph-rsid="001069d5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8fb4" officeooo:paragraph-rsid="00148fb4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a105" officeooo:paragraph-rsid="0015a105" style:text-blinking="false" fo:background-color="transparent"/>
    </style:style>
    <style:style style:name="T1" style:family="text">
      <style:text-properties officeooo:rsid="000ea308"/>
    </style:style>
    <style:style style:name="T2" style:family="text">
      <style:text-properties officeooo:rsid="00117162"/>
    </style:style>
    <style:style style:name="T3" style:family="text">
      <style:text-properties officeooo:rsid="00148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²</text:span><text:tab/><text:tab/><text:tab/><text:tab/><text:tab/><text:span text:style-name="T1">Economie Cours 1<text:tab/></text:span></text:p>
      <text:p text:style-name="Standard"/>
      <text:p text:style-name="Standard"/>
      <text:p text:style-name="P1">- Microéconomie</text:p>
      <text:p text:style-name="P1">- Objectifs du cours : </text:p>
      <text:p text:style-name="P1"><text:tab/>- Raisonnement économique : optimisation du bien être et Recherche d’Equilibre Général</text:p>
      <text:p text:style-name="P1"><text:tab/>- Approche scientifique de l’économie : Hyptohèses, modélisations</text:p>
      <text:p text:style-name="P1"><text:tab/>- Concepts clefs de l’économie : Coût d’opprtunité ; Raisonnement à la Marge ; Rationalité, Main invisible, Marché ; L’Offre et la Demande, Utilité ; Taux marginale de substitution ; Coût fixes, coût moyen, facteurs de production, rendement d’échelle ; Productivité marginale, seuil de rentabilité</text:p>
      <text:p text:style-name="P1"><text:tab/>- Modélisation mathématiques : Quel est le sens économique d’une dérivé ? ; Comment modélise t’on mathématiquement les préférences de consommateurs ? ; Et les contraintes de budget ? ; Comment formalise t’on la recherche de satisfaction du consommateur ou du profit d’un producteur ? ; De combien varie la demande en cas de hausse des prix</text:p>
      <text:p text:style-name="P1"/>
      <text:p text:style-name="P2">Etre curieux : recherche sur Internet (Bibli,etc)</text:p>
      <text:p text:style-name="P2">Compétenses requises pour 2020 :</text:p>
      <text:p text:style-name="P2"><text:tab/>1) Résolution de prob complexes</text:p>
      <text:p text:style-name="P2"><text:tab/>2) Pensée critiq</text:p>
      <text:p text:style-name="P2"><text:tab/>3) Créativité (savoir faire des schémas/dessins,etc)</text:p>
      <text:p text:style-name="P2"><text:tab/>4) Coordination</text:p>
      <text:p text:style-name="P2"><text:tab/>5) Intelligence émotionnelle</text:p>
      <text:p text:style-name="P2"><text:tab/>6) Gestion des équipes</text:p>
      <text:p text:style-name="P2"><text:tab/>7) Jugement et prise de décision</text:p>
      <text:p text:style-name="P2"><text:tab/>8) Souci du service client</text:p>
      <text:p text:style-name="P2"><text:tab/>9) Négociation</text:p>
      <text:p text:style-name="P2"><text:tab/>10) Entreprise</text:p>
      <text:p text:style-name="P2"/>
      <text:p text:style-name="P2">Exposés :</text:p>
      <text:p text:style-name="P2"><text:tab/>- parler avec des lunettes d’économistes</text:p>
      <text:p text:style-name="P2"><text:tab/>- goupes de 4 pers max</text:p>
      <text:p text:style-name="P2"><text:tab/>- oral (+ support)</text:p>
      <text:p text:style-name="P2"><text:tab/>- tt le monde parle (sans lire son texte)</text:p>
      <text:p text:style-name="P2"><text:tab/>- choix du sujet libre</text:p>
      <text:p text:style-name="P2"><text:tab/>- problématique et le plan doivent être validée avant <text:span text:style-name="T2">Novembre</text:span></text:p>
      <text:p text:style-name="P2"><text:tab/>- <text:span text:style-name="T2">les sources doivent être prévisées ds le support écrit</text:span></text:p>
      <text:p text:style-name="P3">2 Films : - « Jour de paye ! Vers un revenu universel (Free Lunch Society) »</text:p>
      <text:p text:style-name="P3"><text:tab/> <text:s text:c="2"/>- Karl Marx</text:p>
      <text:p text:style-name="P3"/>
      <text:p text:style-name="P3">Comment définir ce qu’est l’économie ?</text:p>
      <text:p text:style-name="P3"/>
      <text:p text:style-name="P3">Etymologie : - oikos (la maison, le domaine agricole,)</text:p>
      <text:p text:style-name="P3"><text:tab/> <text:s text:c="8"/>- nomos (les règles)</text:p>
      <text:p text:style-name="P3"/>
      <text:p text:style-name="P3">3 définitions à recopier : poly 1</text:p>
      <text:p text:style-name="P2">« Il n’y a jamais rien de nouveaux sous le soleil. » Adam Smith a réussi à réorgnaiser des idées et des théories déjà existente. Adam Smith a été mal interprêté par les libéralistes économiques. Son idée de la main invisible qui ressort beaucoup alors qu’il en a parlé qu’une fois.</text:p>
      <text:p text:style-name="P2">Se spécialiser ds le domaine où on a le plus de valeur ajoutée : théorie des valeurs comparatives de Ricardo</text:p>
      <text:p text:style-name="P2"/>
      <text:p text:style-name="P4"><text:bookmark text:name="docs-internal-guid-a026ea4a-7fff-048f-96d9-20fdce63b7bc"/><text:soft-page-break/>Marx a écrit dans son manifeste pour le communisme : messianisme : une sorte de christianisme laïque. Il a donné le rêve communiste a des personnes qui ne croyait plus en rien.</text:p>
      <text:p text:style-name="Text_20_body"/>
      <text:p text:style-name="P5">En micro économie, un bien peut être un matériel ou un service : on les distingue par leurs dates, lieux,etc</text:p>
      <text:p text:style-name="P5">La quantité de bien i par qi. Et l’on considère que qi est un réel positif ou nul.</text:p>
      <text:p text:style-name="Text_20_body"/>
      <text:p text:style-name="P5">Définition : « Un panier de bien... »</text:p>
      <text:p text:style-name="Text_20_body"/>
      <text:p text:style-name="P5">L’argent n’était qu’une monnaie d’échange. Depuis, la monnaie peut s’échanger pour elle même.</text:p>
      <text:p text:style-name="P5">Ui(q1;q2) -&gt; Fonction d’échange ; U est l’utilité</text:p>
      <text:p text:style-name="P5">L’objectif est de maximiser l’utilité.</text:p>
      <text:p text:style-name="P5">Hypothèses sur les préférences : Soient panier A et B</text:p>
      <text:p text:style-name="P5">Axiomes du comportement du consomateur (à apprendre) : on peut tout classer et on peut différencier 2 biens </text:p>
      <text:p text:style-name="P5">Celle qu’on va retenir : préférence transitive</text:p>
      <text:p text:style-name="P5">Définition courbe d’indifférence</text:p>
      <text:p text:style-name="P5">Propriétés : 1) continues : cette propriété mathématique traduit économiquement le fait que les biens sont infinimient divisibles</text:p>
      <text:p text:style-name="P5">2) décroissantes </text:p>
      <text:p text:style-name="P5">Dans la théorie néo-classique, tous les biens sont désirables.</text:p>
      <text:p text:style-name="P5">Taux marginal de substitution : c’est la quantité de bien 2 que je peux échanger pour 1 bien 1</text:p>
      <text:p text:style-name="P7">On construit une courbe à partir de plusieurs points. Les possibilités inférieurs à la courbe n’intéressent pas le consommateur, mais les possibilités supérieurs à la courbe l’intéressent. Le TMS peut s’expliquer économiquement et mathématiquement.</text:p>
      <text:p text:style-name="P8">Lorsque l’on a des substituts parfaits, on n’a pas de préférence entre les 2 biens. Les CI sont donc des droites parallèles.</text:p>
      <text:p text:style-name="P8">Lorsque l’on a des compléments parfaits, on pourrait échanger autant de bien 1 possible pour avoir 1 bien 2. De même pour avoir 2 biens 2, 2 biens 3, etc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08:29:09.187817442</meta:creation-date>
    <dc:date>2019-10-08T08:38:28.120942225</dc:date>
    <meta:editing-duration>PT21M38S</meta:editing-duration>
    <meta:editing-cycles>4</meta:editing-cycles>
    <meta:generator>LibreOffice/6.3.2.2$Linux_X86_64 LibreOffice_project/25aaf1ddce300f673870e0f45168bdf5ba1c5316</meta:generator>
    <meta:document-statistic meta:table-count="0" meta:image-count="0" meta:object-count="0" meta:page-count="2" meta:paragraph-count="53" meta:word-count="628" meta:character-count="3754" meta:non-whitespace-character-count="3136"/>
  </office:meta>
</office:document-meta>
</file>